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111.09pt"/>
    </style:style>
    <style:style style:name="co3" style:family="table-column">
      <style:table-column-properties fo:break-before="auto" style:column-width="154.2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126.4pt"/>
    </style:style>
    <style:style style:name="co6" style:family="table-column">
      <style:table-column-properties fo:break-before="auto" style:column-width="110.44pt"/>
    </style:style>
    <style:style style:name="co7" style:family="table-column">
      <style:table-column-properties fo:break-before="auto" style:column-width="111.8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a2a2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Пройден&quot;;&quot;Провален&quot;)" table:allow-empty-cell="true" table:display-list="unsorted" table:base-cell-address="Лист1.E2">
          <table:error-message table:message-type="stop" table:display="true"/>
        </table:content-validation>
      </table:content-validation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Основные тесты</text:p>
          </table:table-cell>
          <table:table-cell/>
          <table:table-cell table:style-name="ce1" office:value-type="string" calcext:value-type="string">
            <text:p>Позитивные</text:p>
          </table:table-cell>
          <table:table-cell table:style-name="ce1" office:value-type="string" calcext:value-type="string">
            <text:p>Негативные</text:p>
          </table:table-cell>
          <table:table-cell table:style-name="ce7" office:value-type="string" calcext:value-type="string">
            <text:p>UI Chrome</text:p>
          </table:table-cell>
          <table:table-cell table:style-name="ce7" office:value-type="string" calcext:value-type="string">
            <text:p>UI FireFox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Создание товара (только обязательные поля)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Создание товара (все поля формы)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После отправки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Уведомлени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Редирект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Обработка ошибок пользователя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оля выделяются</text:p>
          </table:table-cell>
          <table:table-cell table:style-name="ce5" table:content-validation-name="val1" office:value-type="string" calcext:value-type="string">
            <text:p>Пройден</text:p>
          </table:table-cell>
          <table:table-cell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Информативность ошибок</text:p>
          </table:table-cell>
          <table:table-cell table:style-name="ce5" table:content-validation-name="val1" office:value-type="string" calcext:value-type="string">
            <text:p>Пройден</text:p>
          </table:table-cell>
          <table:table-cell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Расположение формы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Форма расположена в центр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2" office:value-type="string" calcext:value-type="string">
            <text:p>Форма перетаскивается в другое место на экране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2" office:value-type="string" calcext:value-type="string">
            <text:p>Изменение размера формы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Кнопка [Создать]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а отображается всплывающая подсказ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а курсор меняется на лап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Если кнопка не активна, курсор не меняетс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Активная кнопка ярко-зелена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Неактивная кнопка бледно-зелена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Нажатие на кнопку вне ее границ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ножественное нажатие на кнопку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Кнопка [Отменить]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а отображается всплывающая подсказ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а курсор меняется на лап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а кнопка сера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Нажатие на кнопку вне ее границ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ножественное нажатие на кнопку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Валидация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Единицы измерения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брать значени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правка выбранного значени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редактировать значение до отправки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ображение курсор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деление элемент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ый размер выпадающего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ый размер выпадающего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крутка элементов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ое количество символов в строк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 в строк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оиск по выпадающему списк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крытие списка вверх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крытие списка вниз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Отправка пустого значения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несуществующей единицы измерения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Количество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<text:s/>Пробел как символ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Пробел в начале,потом цифра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робел между цифрами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Цифра, потом пробел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букв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тегов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скрипта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текста из буфера обмена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вод числового значения из буфера обмен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спецсимволов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Ноль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еренос строки внутри поля через Enter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Артикул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Ноль символов 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аксимальное количество символов+1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 вначале 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 в середин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 в конц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тегов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спецсимволов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скрипта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вод данных из буфера обмен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еренос строки внутри поля через Enter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Цена/Цена без НДС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брать значения валюты при цене 0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брать значения валюты при цене &gt; 0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вод дробного числ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ображение курсор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деление элемент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ый размер выпадающего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ый размер выпадающего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крутка элементов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ое количество символов 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оиск по выпадающему списк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крытие списка вверх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крытие списка вниз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 после запятой в дробном числ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аксимальное количество + 1 символов после запятой в дробном числе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Изменение ширины выпадающего списка при изменении количества символов в пол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НДС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Значение по умолчанию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брать значени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правка выбранного значени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редактировать значение до отправки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ображение курсор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деление элемент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ый размер выпадающего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ый размер выпадающего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крутка элементов списк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ое количество символоч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оиск по выпадающему списк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крытие списка вверх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Открытие списка вниз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/>
          <table:table-cell table:style-name="ce2" office:value-type="string" calcext:value-type="string">
            <text:p>Ввод букв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робел в начале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робел в середине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робел в конце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2" office:value-type="string" calcext:value-type="string">
            <text:p>Вставка символов из буфера обмена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Описание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Ноль символов 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ин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Максимальное количество симво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аксимальное количество символов+1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 вначале 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 в середин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обел в конц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тегов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Ввод спецсимволов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вод данных из буфера обмен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еренос строки внутри поля через Enter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Прикрепить файл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 меняется на лап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появляется всплывающее окно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крепить картинк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крепить текстовый документ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крепить Excel-документ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крепить несколько файлов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Удалить прикрепленные файлы до отправки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крепить файл размером 0 Мбайт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крепить файл размером более 1 Гбайта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Фото позиции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 меняется на лап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появляется всплывающее окно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При наведении курсора кнопка [Загрузить] серая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Загрузить картинку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Выбрать область отображения в номенклатуре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Удалить загруженное изображение до отправки</text:p>
          </table:table-cell>
          <table:table-cell table:style-name="ce2"/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Загрузить несколько изображений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Загрузить файл неграфического формата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Тестирование безопасности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XSS атака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CSRF атака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Тестирование на отказ и восстановление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отеря данных в заполненной форме без сохранения при закрытии браузера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Потеря данных в заполненной форме без сохранения при выключении компьютера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Заполнение формы при отсутствие интернет-соединения</text:p>
          </table:table-cell>
          <table:table-cell table:number-columns-repeated="2" table:style-name="ce5" table:content-validation-name="val1" office:value-type="string" calcext:value-type="string">
            <text:p>Пройден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Отправка формы при отсутствие интернет-соединения</text:p>
          </table:table-cell>
          <table:table-cell table:number-columns-repeated="2" table:style-name="ce5" table:content-validation-name="val1" office:value-type="string" calcext:value-type="string">
            <text:p>Провален</text:p>
          </table:table-cell>
          <table:table-cell table:number-columns-repeated="1018"/>
        </table:table-row>
        <table:table-row table:style-name="ro1" table:number-rows-repeated="8">
          <table:table-cell table:style-name="ce2" table:number-columns-repeated="6"/>
          <table:table-cell table:number-columns-repeated="1018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7" meta:object-count="0"/>
    <meta:generator>LibreOfficeDev/6.0.5.2$Linux_X86_64 LibreOffice_project/</meta:generator>
  </office:meta>
</office:document-meta>
</file>